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0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38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0" table:style-name="ce5"/>
          <table:table-cell table:number-columns-repeated="16343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1.875" table:style-name="ce5">
            <text:p>1,875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.125" table:style-name="ce5">
            <text:p>0,125</text:p>
          </table:table-cell>
          <table:table-cell office:value-type="float" office:value="397" table:style-name="ce5">
            <text:p>397</text:p>
          </table:table-cell>
          <table:table-cell office:value-type="float" office:value="49.625" table:style-name="ce5">
            <text:p>49,625</text:p>
          </table:table-cell>
          <table:table-cell office:value-type="float" office:value="6" table:style-name="ce5">
            <text:p>6</text:p>
          </table:table-cell>
          <table:table-cell office:value-type="float" office:value="214" table:style-name="ce5">
            <text:p>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27" table:style-name="ce5">
            <text:p>27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.70181000000000004" table:style-name="ce6">
            <text:p>0,70181</text:p>
          </table:table-cell>
          <table:table-cell office:value-type="float" office:value="0.88593999999999995" table:style-name="ce6">
            <text:p>0,8859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8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n</meta:initial-creator>
    <dc:creator>mustafa gürel</dc:creator>
    <meta:creation-date>2020-11-22T17:04:44Z</meta:creation-date>
    <dc:date>2021-02-06T19:58:43Z</dc:date>
  </office:meta>
</office:document-meta>
</file>